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20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
</text:p>
          </table:table-cell>
          <table:table-cell table:number-columns-repeated="1020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here, labeled “Reset”.</text:p>
          </table:table-cell>
          <table:table-cell table:number-columns-repeated="1020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dear, oh dear—... I got myself lost—.”</text:p>
          </table:table-cell>
          <table:table-cell table:number-columns-repeated="1020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well, where there's a customer, there's a
sal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